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0"/>
          <table:table-cell office:value-type="string" calcext:value-type="string">
            <text:p>1=vol, 0=ton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latc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/>
          <table:table-cell table:formula="of:=$80" office:value-type="string" office:string-value="" calcext:value-type="error">
            <text:p>#NAME?</text:p>
          </table:table-cell>
          <table:table-cell/>
          <table:table-cell table:formula="of:=DEC2HEX([.E3])" office:value-type="string" office:string-value="0" calcext:value-type="string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formula="of:=BIN2HEX([.H6])" office:value-type="string" office:string-value="9F" calcext:value-type="string">
            <text:p>9F</text:p>
          </table:table-cell>
          <table:table-cell table:style-name="ce1" table:formula="of:=COM.MICROSOFT.CONCAT([.I6];[.J6];[.K6];[.L6];)" office:value-type="string" office:string-value="10011111" calcext:value-type="string">
            <text:p>1001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$8f $06 $9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2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2"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Groves</meta:initial-creator>
    <meta:creation-date>2025-07-31T16:40:33.932012437</meta:creation-date>
    <dc:date>2025-08-06T13:47:57.613743727</dc:date>
    <dc:creator>Kevin Groves</dc:creator>
    <meta:editing-duration>PT4H18M33S</meta:editing-duration>
    <meta:editing-cycles>5</meta:editing-cycles>
    <meta:generator>LibreOffice/7.3.7.2$Linux_X86_64 LibreOffice_project/30$Build-2</meta:generator>
    <meta:document-statistic meta:table-count="1" meta:cell-count="66" meta:object-count="0"/>
  </office:meta>
</office:document-meta>
</file>